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MismatchButNotUnusedStubbing.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necessaryStubbing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StubbingEndToEndTest.detects_unfinished_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ctStubsPassing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StubbingEndToEndTest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ientStrictness1.un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StubsPassing.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finishedMocking.un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StubbingEndToEndTest.does_not_report_unused_stubbing_if_mismatch_re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MismatchButNotUnusedStubbing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necessaryStubbing.unnecessary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StubbingEndToEndTest.strict_stubbing_does_not_leak_to_other_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nientStrictness2.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StubbingEndToEnd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finishedMocking.unuse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ientStrictness2.un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StubbingEndToEndTest.finish_mocking_exception_does_not_hide_the_exception_from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ctStubbingEndToEndTest.concurrent_sessions_in_different_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enientStrictness1.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